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ec2" officeooo:paragraph-rsid="00176ec2"/>
    </style:style>
    <style:style style:name="P2" style:family="paragraph" style:parent-style-name="Standard">
      <style:text-properties officeooo:rsid="0018ab79" officeooo:paragraph-rsid="0018ab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day:</text:p>
      <text:p text:style-name="P1">Code cadimy</text:p>
      <text:p text:style-name="P1">slack </text:p>
      <text:p text:style-name="P1">browser</text:p>
      <text:p text:style-name="P1">client server</text:p>
      <text:p text:style-name="P1">front</text:p>
      <text:p text:style-name="P1">how it is work </text:p>
      <text:p text:style-name="P1">request </text:p>
      <text:p text:style-name="P1">APIs</text:p>
      <text:p text:style-name="P1">no techniqual </text:p>
      <text:p text:style-name="P1"/>
      <text:p text:style-name="P1">second day:</text:p>
      <text:p text:style-name="P1">requiements </text:p>
      <text:p text:style-name="P1">linux</text:p>
      <text:p text:style-name="P1">IDE vsCode brackets webStorm notepad++</text:p>
      <text:p text:style-name="P1">slack</text:p>
      <text:p text:style-name="P1"/>
      <text:p text:style-name="P2">Third day:</text:p>
      <text:p text:style-name="P2">HTMl</text:p>
      <text:p text:style-name="P2">codePen</text:p>
      <text:p text:style-name="P2">codeycadimy: First project let them </text:p>
      <text:p text:style-name="P2">simple page one hour</text:p>
      <text:p text:style-name="P2"><text:s/></text:p>
      <text:p text:style-name="P2">first week HTML complete </text:p>
      <text:p text:style-name="P2"/>
      <text:p text:style-name="P2">Second Week:</text:p>
      <text:p text:style-name="P2">Basics CSS</text:p>
      <text:p text:style-name="P2"/>
      <text:p text:style-name="P2">Third week:</text:p>
      <text:p text:style-name="P2">fliex box</text:p>
      <text:p text:style-name="P2">linux terminal : directory navigation copy delete directories navigation </text:p>
      <text:p text:style-name="P2">git pervious projects push and get, terminal , back tracking chary pikking backtracking <text:s/></text:p>
      <text:p text:style-name="P2">more CSS</text:p>
      <text:p text:style-name="P2"/>
      <text:p text:style-name="P2">Forth week :</text:p>
      <text:p text:style-name="P2">Java script basics </text:p>
      <text:p text:style-name="P2">DOM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4:07:16.085922906</meta:creation-date>
    <dc:date>2021-02-09T14:40:03.270297694</dc:date>
    <meta:editing-duration>PT12M17S</meta:editing-duration>
    <meta:editing-cycles>1</meta:editing-cycles>
    <meta:document-statistic meta:table-count="0" meta:image-count="0" meta:object-count="0" meta:page-count="1" meta:paragraph-count="32" meta:word-count="83" meta:character-count="513" meta:non-whitespace-character-count="449"/>
    <meta:generator>LibreOffice/6.4.6.2$Linux_X86_64 LibreOffice_project/40$Build-2</meta:generator>
  </office:meta>
</office:document-meta>
</file>